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GyreTermes" svg:font-family="TeXGyreTer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80400" draw:stroke-linejoin="miter" draw:fill="none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80400" draw:stroke-linejoin="miter" draw:fill="solid" draw:fill-color="#080400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71cm" svg:stroke-color="#b3b3b3" draw:stroke-linejoin="miter" draw:fill="solid" draw:fill-color="#ffffff" draw:textarea-vertical-align="middle" fo:padding-top="0.16cm" fo:padding-bottom="0.16cm" fo:padding-left="0.285cm" fo:padding-right="0.285cm"/>
    </style:style>
    <style:style style:name="gr4" style:family="graphic" style:parent-style-name="standard">
      <style:graphic-properties draw:stroke="solid" svg:stroke-width="0.106cm" svg:stroke-color="#b3b3b3" draw:stroke-linejoin="miter" draw:fill="solid" draw:fill-color="#ffffff" fo:padding-top="0.178cm" fo:padding-bottom="0.178cm" fo:padding-left="0.303cm" fo:padding-right="0.303cm"/>
    </style:style>
    <style:style style:name="gr5" style:family="graphic" style:parent-style-name="standard">
      <style:graphic-properties draw:stroke="solid" svg:stroke-width="0.106cm" svg:stroke-color="#b3b3b3" draw:stroke-linejoin="miter" draw:fill="none" draw:textarea-vertical-align="bottom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098cm"/>
    </style:style>
    <style:style style:name="gr7" style:family="graphic" style:parent-style-name="standard">
      <style:graphic-properties draw:stroke="none" svg:stroke-color="#000000" draw:fill="none" draw:fill-color="#ffffff" fo:min-height="0.666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80400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solid" draw:fill-color="#ffffff"/>
      <style:paragraph-properties fo:text-align="center"/>
      <style:text-properties style:font-name="TeXGyreTermes" fo:font-size="14pt" style:font-size-asian="14pt" style:font-size-complex="14pt"/>
    </style:style>
    <style:style style:name="P5" style:family="paragraph">
      <loext:graphic-properties draw:fill="solid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TeXGyreTermes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style:font-name="TeXGyreTermes" fo:font-size="14pt" style:font-size-asian="14pt" style:font-size-complex="14pt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style:font-name="TeXGyreTermes" fo:font-size="14pt" style:font-size-asian="14pt" style:font-size-complex="14pt"/>
    </style:style>
    <style:style style:name="P12" style:family="paragraph">
      <loext:graphic-properties draw:fill="none" draw:fill-color="#ffffff"/>
    </style:style>
    <style:style style:name="T1" style:family="text">
      <style:text-properties style:font-name="TeXGyreTerme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2.574cm" svg:height="2.348cm" svg:x="3.175cm" svg:y="1.505cm" svg:viewBox="0 0 2575 2349" draw:points="2575,0 0,0 0,2349">
          <text:p/>
        </draw:polyline>
        <draw:polygon draw:style-name="gr2" draw:text-style-name="P2" draw:layer="layout" svg:width="0.239cm" svg:height="0.199cm" svg:x="3.048cm" svg:y="3.791cm" svg:viewBox="0 0 240 200" draw:points="120,200 0,0 120,50 240,0">
          <text:p/>
        </draw:polygon>
        <draw:polygon draw:style-name="gr3" draw:text-style-name="P4" draw:layer="layout" svg:width="3.809cm" svg:height="1.84cm" svg:x="5.715cm" svg:y="0.635cm" svg:viewBox="0 0 3810 1841" draw:points="1905,1841 0,1841 0,0 3810,0 3810,1841">
          <text:p text:style-name="P3"><text:span text:style-name="T1">Model</text:span></text:p>
        </draw:polygon>
        <draw:polygon draw:style-name="gr3" draw:text-style-name="P4" draw:layer="layout" svg:width="3.682cm" svg:height="1.841cm" svg:x="1.333cm" svg:y="4.045cm" svg:viewBox="0 0 3683 1842" draw:points="1841,1842 0,1842 0,0 3683,0 3683,1842">
          <text:p text:style-name="P3"><text:span text:style-name="T1">Widok</text:span></text:p>
        </draw:polygon>
        <draw:polyline draw:style-name="gr1" draw:text-style-name="P1" draw:layer="layout" svg:width="2.43cm" svg:height="2.475cm" svg:x="9.652cm" svg:y="1.505cm" svg:viewBox="0 0 2431 2476" draw:points="2431,2476 2431,0 0,0">
          <text:p/>
        </draw:polyline>
        <draw:polygon draw:style-name="gr2" draw:text-style-name="P2" draw:layer="layout" svg:width="0.175cm" svg:height="0.199cm" svg:x="9.602cm" svg:y="1.419cm" svg:viewBox="0 0 176 200" draw:points="0,100 176,0 132,100 176,200">
          <text:p/>
        </draw:polygon>
        <draw:polygon draw:style-name="gr3" draw:text-style-name="P4" draw:layer="layout" svg:width="3.72cm" svg:height="1.968cm" svg:x="10.223cm" svg:y="3.981cm" svg:viewBox="0 0 3721 1969" draw:points="1861,1969 0,1969 0,0 3721,0 3721,1969">
          <text:p text:style-name="P3"><text:span text:style-name="T1">Kontroler</text:span></text:p>
        </draw:polygon>
        <draw:polyline draw:style-name="gr1" draw:text-style-name="P1" draw:layer="layout" svg:width="4.398cm" svg:height="2.349cm" svg:x="7.666cm" svg:y="6.14cm" svg:viewBox="0 0 4399 2350" draw:points="0,2350 4399,2350 4399,0">
          <text:p/>
        </draw:polyline>
        <draw:polyline draw:style-name="gr1" draw:text-style-name="P1" draw:layer="layout" svg:width="4.491cm" svg:height="2.412cm" svg:x="3.175cm" svg:y="6.077cm" svg:viewBox="0 0 4492 2413" draw:points="4492,2413 0,2413 0,0">
          <text:p/>
        </draw:polyline>
        <draw:path draw:style-name="gr4" draw:text-style-name="P5" draw:layer="layout" svg:width="0.878cm" svg:height="0.853cm" svg:x="7.227cm" svg:y="6.63cm" svg:viewBox="0 0 879 854" svg:d="M879 427c0 78-18 145-59 214-40 68-91 117-161 156s-138 57-219 57-150-18-220-57c-71-39-120-88-161-156-41-69-59-136-59-214 0-79 18-146 59-213 41-69 90-117 161-157 70-39 139-57 220-57s149 18 219 57c70 40 121 88 161 157 41 67 59 134 59 213z">
          <text:p/>
        </draw:path>
        <draw:path draw:style-name="gr5" draw:text-style-name="P1" draw:layer="layout" svg:width="1.756cm" svg:height="2.559cm" svg:x="6.788cm" svg:y="7.482cm" svg:viewBox="0 0 1757 2560" svg:d="M879 0v1422M879 285h-879M879 285h878M879 1422l-879 1138M879 1422l878 1138">
          <text:p/>
        </draw:path>
        <draw:frame draw:style-name="gr6" draw:text-style-name="P7" draw:layer="layout" svg:width="3.703cm" svg:height="1.348cm" svg:x="5.866cm" svg:y="9.834cm">
          <draw:text-box>
            <text:p text:style-name="P6"><text:span text:style-name="T1">Użytkownik</text:span></text:p>
          </draw:text-box>
        </draw:frame>
        <draw:frame draw:style-name="gr7" draw:text-style-name="P9" draw:layer="layout" svg:width="3.567cm" svg:height="0.916cm" svg:x="12.073cm" svg:y="2.272cm">
          <draw:text-box>
            <text:p text:style-name="P8"><text:span text:style-name="T1">m</text:span><text:span text:style-name="T1">a</text:span><text:span text:style-name="T1">n</text:span><text:span text:style-name="T1">i</text:span><text:span text:style-name="T1">p</text:span><text:span text:style-name="T1">u</text:span><text:span text:style-name="T1">l</text:span><text:span text:style-name="T1">u</text:span><text:span text:style-name="T1">j</text:span><text:span text:style-name="T1">e</text:span></text:p>
          </draw:text-box>
        </draw:frame>
        <draw:frame draw:style-name="gr7" draw:text-style-name="P11" draw:layer="layout" svg:width="3.567cm" svg:height="0.916cm" svg:x="-0.437cm" svg:y="2.272cm">
          <draw:text-box>
            <text:p text:style-name="P10"><text:span text:style-name="T1">aktualizuje</text:span></text:p>
          </draw:text-box>
        </draw:frame>
        <draw:frame draw:style-name="gr8" draw:text-style-name="P12" draw:layer="layout" svg:width="2.736cm" svg:height="1.187cm" svg:x="0.886cm" svg:y="8.827cm">
          <draw:text-box>
            <text:p/>
          </draw:text-box>
        </draw:frame>
        <draw:frame draw:style-name="gr7" draw:text-style-name="P11" draw:layer="layout" svg:width="3.567cm" svg:height="0.916cm" svg:x="-0.437cm" svg:y="6.821cm">
          <draw:text-box>
            <text:p text:style-name="P10"><text:span text:style-name="T1">ogląda</text:span></text:p>
          </draw:text-box>
        </draw:frame>
        <draw:frame draw:style-name="gr7" draw:text-style-name="P9" draw:layer="layout" svg:width="3.567cm" svg:height="0.916cm" svg:x="12.124cm" svg:y="6.831cm">
          <draw:text-box>
            <text:p text:style-name="P8"><text:span text:style-name="T1">używa</text:span></text:p>
          </draw:text-box>
        </draw:frame>
        <draw:polygon draw:style-name="gr2" draw:text-style-name="P2" draw:layer="layout" svg:width="0.239cm" svg:height="0.199cm" draw:transform="rotate (-3.14159265358979) translate (3.288cm 6.15cm)" svg:viewBox="0 0 240 200" draw:points="120,200 0,0 120,50 240,0">
          <text:p/>
        </draw:polygon>
        <draw:polygon draw:style-name="gr2" draw:text-style-name="P2" draw:layer="layout" svg:width="0.239cm" svg:height="0.199cm" draw:transform="rotate (-3.14159265358979) translate (12.192cm 6.213cm)" svg:viewBox="0 0 240 200" draw:points="120,200 0,0 120,50 240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TeXGyreTermes" svg:font-family="TeXGyreTer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0-30T10:59:38.756892191</dc:date>
    <meta:editing-duration>PT18M33S</meta:editing-duration>
    <meta:editing-cycles>9</meta:editing-cycles>
    <meta:generator>LibreOffice/5.1.4.2$Linux_X86_64 LibreOffice_project/10m0$Build-2</meta:generator>
    <meta:document-statistic meta:object-count="19"/>
  </office:meta>
</office:document-meta>
</file>